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m root sid-chroo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Kurulum aracı ekleyebiliz.</text:p>
          </text:list-item>
        </text:list>
        <text:p text:style-name="rststyle-textbody">Derleme işlemini başlamadan önce yapmanızı tavsiye ederim.</text:p>
        <text:p text:style-name="rststyle-textbody">Öncelikle chrootun dışında bir yerd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oluşturulan <text:span text:style-name="rststyle-strong">deb</text:span> paketini <text:span text:style-name="rststyle-strong">chroot</text:span> içerisindeki <text:span text:style-name="rststyle-strong">tmp</text:span> dizinine atıp chroot içerisindeyken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30T14:14:48</meta:creation-date>
    <dc:creator>a</dc:creator>
    <dc:date>2021-03-30T14:14:48</dc:date>
    <dc:language>en-US</dc:language>
    <meta:editing-cycles>1</meta:editing-cycles>
    <meta:editing-duration>PT00M01S</meta:editing-duration>
    <dc:title>Iso yapımı</dc:title>
  </office:meta>
</office:document-meta>
</file>